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pandas as pd</text:p>
      <text:p text:style-name="Standard">import numpy as np</text:p>
      <text:p text:style-name="Standard">pd.set_option('display.max_rows',None)</text:p>
      <text:p text:style-name="Standard">#pd.set_option('display.max_columns',None)</text:p>
      <text:p text:style-name="Standard">df=pd.DataFrame({</text:p>
      <text:p text:style-name="Standard"><text:s text:c="4"/>'ord_no':</text:p>
      <text:p text:style-name="Standard">[70001,np.nan,70002,70004,np.nan,70005,np.nan,70010,70003,70012,np.nan,70013],</text:p>
      <text:p text:style-name="Standard">'purch_amt':</text:p>
      <text:p text:style-name="Standard">[150.5,270.65,65.26,110.5,948.5,2400.6,5760,1983.43,2480.4,250.45,75.29,3045.6],</text:p>
      <text:p text:style-name="Standard">'ord_date':['2012-10-05','2012-09-10',np.nan,'2012-08-17','2012-09-10','2012-07-27','2012-09-10','2012-10-10','2012-10-10','2012-06-27','2012-08-17','2012-04-25'],</text:p>
      <text:p text:style-name="Standard">'customer_id':</text:p>
      <text:p text:style-name="Standard"><text:s text:c="4"/>[3002,3001,3001,3003,3002,3001,3001,3004,3003,3002,3001,3001],</text:p>
      <text:p text:style-name="Standard"><text:s text:c="4"/>'salesman_id':</text:p>
      <text:p text:style-name="Standard"><text:s text:c="4"/>[5002,5003,5001,np.nan,5002,5001,5001,np.nan,5003,5002,5003,np.nan]})</text:p>
      <text:p text:style-name="Standard">print("Original Orders DataFrame:")</text:p>
      <text:p text:style-name="Standard">print(df)</text:p>
      <text:p text:style-name="Standard">print("\nNumber of missing calues of the said dataframe:")</text:p>
      <text:p text:style-name="Standard">print(df.isna().sum()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6:39:58.149410790</meta:creation-date>
    <dc:date>2024-09-09T16:40:30.869648363</dc:date>
    <meta:editing-duration>PT33S</meta:editing-duration>
    <meta:editing-cycles>1</meta:editing-cycles>
    <meta:document-statistic meta:table-count="0" meta:image-count="0" meta:object-count="0" meta:page-count="1" meta:paragraph-count="18" meta:word-count="33" meta:character-count="775" meta:non-whitespace-character-count="744"/>
    <meta:generator>LibreOffice/7.3.7.2$Linux_X86_64 LibreOffice_project/30$Build-2</meta:generator>
  </office:meta>
</office:document-meta>
</file>